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ndika" svg:font-family="Andika"/>
    <style:font-face style:name="Archking Free Trial" svg:font-family="'Archking Free Trial'"/>
    <style:font-face style:name="Black_chancery" svg:font-family="Black_chancery"/>
    <style:font-face style:name="JubileeMedium" svg:font-family="JubileeMedium"/>
    <style:font-face style:name="NexusSerif-Bold" svg:font-family="NexusSerif-Bold" style:font-family-generic="roman"/>
    <style:font-face style:name="NexusSerif-Italic" svg:font-family="NexusSerif-Italic" style:font-family-generic="roman"/>
    <style:font-face style:name="NexusSerif-Regular" svg:font-family="NexusSerif-Regular" style:font-family-generic="roman"/>
    <style:font-face style:name="Lucida Sans1" svg:font-family="'Lucida Sans'" style:font-family-generic="swiss"/>
    <style:font-face style:name="Andika Basic" svg:font-family="'Andika Basic'" style:font-pitch="variable"/>
    <style:font-face style:name="BlackChancery" svg:font-family="BlackChancery" style:font-pitch="variable"/>
    <style:font-face style:name="PR Uncial" svg:font-family="'PR Uncial'" style:font-pitch="variable"/>
    <style:font-face style:name="Pieces of Eight" svg:font-family="'Pieces of Eight'" style:font-pitch="variable"/>
    <style:font-face style:name="UnZialish" svg:font-family="UnZialish" style:font-pitch="variable"/>
    <style:font-face style:name="Very Christmess" svg:font-family="'Very Christmess'" style:font-pitch="variable"/>
    <style:font-face style:name="Archking Free Trial1" svg:font-family="'Archking Free Trial'" style:font-family-generic="modern" style:font-pitch="variable"/>
    <style:font-face style:name="Ringbearer" svg:font-family="Ringbeare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Andika" fo:font-size="7.5pt" style:font-name-asian="NexusSerif-Regular" style:font-size-asian="7.5pt" style:font-name-complex="NexusSerif-Regular" style:font-size-complex="7.5pt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Andika" fo:font-size="10pt" style:font-name-asian="JubileeMedium" style:font-size-asian="10pt" style:font-name-complex="JubileeMedium" style:font-size-complex="10pt"/>
    </style:style>
    <style:style style:name="P3" style:family="paragraph" style:parent-style-name="Standard">
      <style:paragraph-properties fo:text-align="start" style:justify-single-word="false" style:text-autospace="none"/>
      <style:text-properties fo:color="#106021" style:font-name="Andika" fo:font-size="12pt" style:font-name-asian="JubileeMedium" style:font-size-asian="12pt" style:font-name-complex="JubileeMedium" style:font-size-complex="12pt"/>
    </style:style>
    <style:style style:name="P4" style:family="paragraph" style:parent-style-name="Standard">
      <style:paragraph-properties fo:text-align="start" style:justify-single-word="false" style:text-autospace="none"/>
      <style:text-properties fo:color="#106021" style:font-name="Archking Free Trial" fo:font-size="12pt" style:font-name-asian="JubileeMedium" style:font-size-asian="12pt" style:font-name-complex="JubileeMedium" style:font-size-complex="12pt"/>
    </style:style>
    <style:style style:name="P5" style:family="paragraph" style:parent-style-name="Standard">
      <style:paragraph-properties style:text-autospace="none"/>
      <style:text-properties fo:color="#000000" style:font-name="Andika" fo:font-size="7.5pt" style:font-name-asian="NexusSerif-Regular" style:font-size-asian="7.5pt" style:font-name-complex="NexusSerif-Regular" style:font-size-complex="7.5pt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Andika" fo:font-size="7.5pt" style:font-name-asian="NexusSerif-Regular" style:font-size-asian="7.5pt" style:font-name-complex="NexusSerif-Regular" style:font-size-complex="7.5pt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Andika" fo:font-size="10pt" style:font-name-asian="JubileeMedium" style:font-size-asian="10pt" style:font-name-complex="JubileeMedium" style:font-size-complex="10pt"/>
    </style:style>
    <style:style style:name="P8" style:family="paragraph" style:parent-style-name="Standard">
      <style:paragraph-properties fo:text-align="start" style:justify-single-word="false" style:text-autospace="none"/>
      <style:text-properties fo:color="#106021" style:font-name="Black_chancery" fo:font-size="12pt" style:font-name-asian="JubileeMedium" style:font-size-asian="12pt" style:font-name-complex="JubileeMedium" style:font-size-complex="12pt"/>
    </style:style>
    <style:style style:name="P9" style:family="paragraph" style:parent-style-name="Standard">
      <style:paragraph-properties fo:text-align="start" style:justify-single-word="false" style:text-autospace="none"/>
      <style:text-properties fo:color="#106021" style:font-name="Pieces of Eight" fo:font-size="12pt" style:font-name-asian="JubileeMedium" style:font-size-asian="12pt" style:font-name-complex="JubileeMedium" style:font-size-complex="12pt"/>
    </style:style>
    <style:style style:name="P10" style:family="paragraph" style:parent-style-name="Standard">
      <style:paragraph-properties fo:text-align="start" style:justify-single-word="false" style:text-autospace="none"/>
      <style:text-properties fo:color="#106021" style:font-name="Pieces of Eight" fo:font-size="11pt" style:font-name-asian="JubileeMedium" style:font-size-asian="11pt" style:font-name-complex="JubileeMedium" style:font-size-complex="11pt"/>
    </style:style>
    <style:style style:name="P11" style:family="paragraph" style:parent-style-name="Standard">
      <style:paragraph-properties fo:text-align="start" style:justify-single-word="false" style:text-autospace="none"/>
      <style:text-properties fo:color="#106021" style:font-name="PR Uncial" fo:font-size="8pt" style:font-name-asian="JubileeMedium" style:font-size-asian="8pt" style:font-name-complex="JubileeMedium" style:font-size-complex="8pt"/>
    </style:style>
    <style:style style:name="P12" style:family="paragraph" style:parent-style-name="Standard">
      <style:paragraph-properties fo:text-align="start" style:justify-single-word="false" style:text-autospace="none"/>
      <style:text-properties fo:color="#106021" style:font-name="Ringbearer" fo:font-size="12pt" style:font-name-asian="JubileeMedium" style:font-size-asian="12pt" style:font-name-complex="JubileeMedium" style:font-size-complex="12pt"/>
    </style:style>
    <style:style style:name="P13" style:family="paragraph" style:parent-style-name="Standard">
      <style:paragraph-properties fo:text-align="start" style:justify-single-word="false" style:text-autospace="none"/>
      <style:text-properties fo:color="#106021" style:font-name="Ringbearer" fo:font-size="11pt" style:font-name-asian="JubileeMedium" style:font-size-asian="11pt" style:font-name-complex="JubileeMedium" style:font-size-complex="11pt"/>
    </style:style>
    <style:style style:name="P14" style:family="paragraph" style:parent-style-name="Standard">
      <style:paragraph-properties fo:text-align="start" style:justify-single-word="false" style:text-autospace="none"/>
      <style:text-properties fo:color="#106021" style:font-name="UnZialish" fo:font-size="12pt" style:font-name-asian="JubileeMedium" style:font-size-asian="12pt" style:font-name-complex="JubileeMedium" style:font-size-complex="12pt"/>
    </style:style>
    <style:style style:name="P15" style:family="paragraph" style:parent-style-name="Standard">
      <style:paragraph-properties fo:text-align="start" style:justify-single-word="false" style:text-autospace="none"/>
      <style:text-properties fo:color="#106021" style:font-name="UnZialish" fo:font-size="11pt" style:font-name-asian="JubileeMedium" style:font-size-asian="11pt" style:font-name-complex="JubileeMedium" style:font-size-complex="11pt"/>
    </style:style>
    <style:style style:name="P16" style:family="paragraph" style:parent-style-name="Standard">
      <style:paragraph-properties fo:text-align="start" style:justify-single-word="false" style:text-autospace="none"/>
      <style:text-properties fo:color="#106021" style:font-name="Very Christmess" fo:font-size="12pt" style:font-name-asian="JubileeMedium" style:font-size-asian="12pt" style:font-name-complex="JubileeMedium" style:font-size-complex="12pt"/>
    </style:style>
    <style:style style:name="P17" style:family="paragraph" style:parent-style-name="Standard">
      <style:paragraph-properties fo:text-align="start" style:justify-single-word="false" style:text-autospace="none"/>
      <style:text-properties fo:color="#106021" style:font-name="Andika Basic" fo:font-size="12pt" style:font-name-asian="JubileeMedium" style:font-size-asian="12pt" style:font-name-complex="JubileeMedium" style:font-size-complex="12pt"/>
    </style:style>
    <style:style style:name="P18" style:family="paragraph" style:parent-style-name="Standard">
      <style:paragraph-properties fo:text-align="start" style:justify-single-word="false" style:text-autospace="none"/>
      <style:text-properties fo:color="#106021" style:font-name="Andika Basic" fo:font-size="11pt" style:font-name-asian="JubileeMedium" style:font-size-asian="11pt" style:font-name-complex="JubileeMedium" style:font-size-complex="11pt"/>
    </style:style>
    <style:style style:name="P19" style:family="paragraph" style:parent-style-name="Standard">
      <style:paragraph-properties fo:text-align="start" style:justify-single-word="false" style:text-autospace="none"/>
      <style:text-properties fo:color="#106021" style:font-name="Archking Free Trial1" fo:font-size="11pt" style:font-name-asian="JubileeMedium" style:font-size-asian="11pt" style:font-name-complex="JubileeMedium" style:font-size-complex="11pt"/>
    </style:style>
    <style:style style:name="P20" style:family="paragraph" style:parent-style-name="Standard">
      <style:paragraph-properties fo:text-align="start" style:justify-single-word="false" style:text-autospace="none"/>
      <style:text-properties fo:color="#106021" style:font-name="Archking Free Trial1" fo:font-size="12pt" style:font-name-asian="JubileeMedium" style:font-size-asian="12pt" style:font-name-complex="JubileeMedium" style:font-size-complex="12pt"/>
    </style:style>
    <style:style style:name="T1" style:family="text">
      <style:text-properties fo:font-size="7.5pt" fo:font-weight="bold" style:font-name-asian="NexusSerif-Bold" style:font-size-asian="7.5pt" style:font-weight-asian="bold" style:font-name-complex="NexusSerif-Bold" style:font-size-complex="7.5pt" style:font-weight-complex="bold"/>
    </style:style>
    <style:style style:name="T2" style:family="text">
      <style:text-properties fo:font-size="7.5pt" style:font-name-asian="NexusSerif-Regular" style:font-size-asian="7.5pt" style:font-name-complex="NexusSerif-Regular" style:font-size-complex="7.5pt"/>
    </style:style>
    <style:style style:name="T3" style:family="text">
      <style:text-properties fo:font-size="7.5pt" fo:font-style="italic" style:font-name-asian="NexusSerif-Italic" style:font-size-asian="7.5pt" style:font-style-asian="italic" style:font-name-complex="NexusSerif-Italic" style:font-size-complex="7.5pt" style:font-style-complex="italic"/>
    </style:style>
    <style:style style:name="T4" style:family="text">
      <style:text-properties fo:font-size="7.5pt" fo:font-weight="normal" style:font-name-asian="NexusSerif-Bold" style:font-size-asian="7.5pt" style:font-weight-asian="normal" style:font-name-complex="NexusSerif-Bold" style:font-size-complex="7.5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s aasimars en tant que PJ</text:p>
      <text:p text:style-name="P1">Les aasimars ne possèdent pas de dés de vie raciaux et progressent en</text:p>
      <text:p text:style-name="P1">acquérant des niveaux de classes. Leurs traits raciaux sont les suivants.</text:p>
      <text:p text:style-name="P2"><text:span text:style-name="T1">+2 Charisme, +2 Sagesse. </text:span><text:span text:style-name="T2">Les aasimars sont dotés d’une</text:span></text:p>
      <text:p text:style-name="P1">intuition puissante, d’une confiance en soi importante et d’une</text:p>
      <text:p text:style-name="P1">personnalité attrayante.</text:p>
      <text:p text:style-name="P2"><text:span text:style-name="T1">Compétents. </text:span><text:span text:style-name="T2">Les aasimars reçoivent un bonus racial de +2 à</text:span></text:p>
      <text:p text:style-name="P1">leurs tests de Diplomatie et de Perception.</text:p>
      <text:p text:style-name="P2"><text:span text:style-name="T1">Pouvoir magique. </text:span><text:span text:style-name="T2">Les aasimars peuvent utiliser </text:span><text:span text:style-name="T3">lumière du jour</text:span></text:p>
      <text:p text:style-name="P1">une fois par jour comme un pouvoir magique dont le NLS est égal</text:p>
      <text:p text:style-name="P1">à leur niveau de classe.</text:p>
      <text:p text:style-name="P2"><text:span text:style-name="T1">Résistance céleste. </text:span><text:span text:style-name="T2">Les aasimars bénéficient de résistances à</text:span></text:p>
      <text:p text:style-name="P1">l’acide, à l’électricité et au froid de 5 points chacune.</text:p>
      <text:p text:style-name="P2"><text:span text:style-name="T1">Vision dans le noir. </text:span><text:span text:style-name="T2">Les aasimars peuvent voir dans le noir</text:span></text:p>
      <text:p text:style-name="P1">jusqu’à 18 mètres.</text:p>
      <text:p text:style-name="P2"><text:span text:style-name="T1">Vitesse normale. </text:span><text:span text:style-name="T2">La vitesse de déplacement de base des</text:span></text:p>
      <text:p text:style-name="P1">aasimars est de 9 mètres.</text:p>
      <text:p text:style-name="P2"><text:span text:style-name="T1">Langues. </text:span><text:span text:style-name="T2">Les aasimars parlent automatiquement le céleste et</text:span></text:p>
      <text:p text:style-name="P1">le commun. S’ils disposent d’une Intelligence élevée, ils peuvent</text:p>
      <text:p text:style-name="P1">choisir des langues supplémentaires parmi les suivantes :</text:p>
      <text:p text:style-name="P1">draconique, elfe, gnome,</text:p>
      <text:p text:style-name="P5">halfelin, nain, sylvestre.</text:p>
      <text:p text:style-name="P5"/>
      <text:p text:style-name="P4">Les aasimars en tant que PJ</text:p>
      <text:p text:style-name="P1">Les aasimars ne possèdent pas de dés de vie raciaux et progressent en</text:p>
      <text:p text:style-name="P1">acquérant des niveaux de classes. Leurs traits raciaux sont les suivants.</text:p>
      <text:p text:style-name="P2"><text:span text:style-name="T1">+2 Charisme, +2 Sagesse. </text:span><text:span text:style-name="T2">Les aasimars sont dotés d’une</text:span></text:p>
      <text:p text:style-name="P1">intuition puissante, d’une confiance en soi importante et d’une</text:p>
      <text:p text:style-name="P1">personnalité attrayante.</text:p>
      <text:p text:style-name="P2"><text:span text:style-name="T1">Compétents. </text:span><text:span text:style-name="T2">Les aasimars reçoivent un bonus racial de +2 à</text:span></text:p>
      <text:p text:style-name="P1">leurs tests de Diplomatie et de Perception.</text:p>
      <text:p text:style-name="P2"><text:span text:style-name="T1">Pouvoir magique. </text:span><text:span text:style-name="T2">Les aasimars peuvent utiliser </text:span><text:span text:style-name="T3">lumière du jour</text:span></text:p>
      <text:p text:style-name="P1">une fois par jour comme un pouvoir magique dont le NLS est égal</text:p>
      <text:p text:style-name="P1">à leur niveau de classe.</text:p>
      <text:p text:style-name="P2"><text:span text:style-name="T1">Résistance céleste. </text:span><text:span text:style-name="T2">Les aasimars bénéficient de résistances à</text:span></text:p>
      <text:p text:style-name="P1">l’acide, à l’électricité et au froid de 5 points chacune.</text:p>
      <text:p text:style-name="P2"><text:span text:style-name="T1">Vision dans le noir. </text:span><text:span text:style-name="T2">Les aasimars peuvent voir dans le noir</text:span></text:p>
      <text:p text:style-name="P1">jusqu’à 18 mètres.</text:p>
      <text:p text:style-name="P2"><text:span text:style-name="T1">Vitesse normale. </text:span><text:span text:style-name="T2">La vitesse de déplacement de base des</text:span></text:p>
      <text:p text:style-name="P1">aasimars est de 9 mètres.</text:p>
      <text:p text:style-name="P2"><text:span text:style-name="T1">Langues. </text:span><text:span text:style-name="T2">Les aasimars parlent automatiquement le céleste et</text:span></text:p>
      <text:p text:style-name="P1">le commun. S’ils disposent d’une Intelligence élevée, ils peuvent</text:p>
      <text:p text:style-name="P1">choisir des langues supplémentaires parmi les suivantes :</text:p>
      <text:p text:style-name="P1">draconique, elfe, gnome,</text:p>
      <text:p text:style-name="P5">halfelin, nain, sylvestre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Les aasimars en tant que PJ</text:p>
      <text:p text:style-name="P1">Les aasimars ne possèdent pas de dés de vie raciaux et progressent en</text:p>
      <text:p text:style-name="P1">acquérant des niveaux de classes. Leurs traits raciaux sont les suivants.</text:p>
      <text:p text:style-name="P2"><text:span text:style-name="T1">+2 Charisme, +2 Sagesse. </text:span><text:span text:style-name="T2">Les aasimars sont dotés d’une</text:span></text:p>
      <text:p text:style-name="P1">intuition puissante, d’une confiance en soi importante et d’une</text:p>
      <text:p text:style-name="P1">personnalité attrayante.</text:p>
      <text:p text:style-name="P2"><text:span text:style-name="T1">Compétents. </text:span><text:span text:style-name="T2">Les aasimars reçoivent un bonus racial de +2 à</text:span></text:p>
      <text:p text:style-name="P1">leurs tests de Diplomatie et de Perception.</text:p>
      <text:p text:style-name="P2"><text:span text:style-name="T1">Pouvoir magique. </text:span><text:span text:style-name="T2">Les aasimars peuvent utiliser </text:span><text:span text:style-name="T3">lumière du jour</text:span></text:p>
      <text:p text:style-name="P1">une fois par jour comme un pouvoir magique dont le NLS est égal</text:p>
      <text:p text:style-name="P1">à leur niveau de classe.</text:p>
      <text:p text:style-name="P2"><text:span text:style-name="T1">Résistance céleste. </text:span><text:span text:style-name="T2">Les aasimars bénéficient de résistances à</text:span></text:p>
      <text:p text:style-name="P1">l’acide, à l’électricité et au froid de 5 points chacune.</text:p>
      <text:p text:style-name="P2"><text:span text:style-name="T1">Vision dans le noir. </text:span><text:span text:style-name="T2">Les aasimars peuvent voir dans le noir</text:span></text:p>
      <text:p text:style-name="P1">jusqu’à 18 mètres.</text:p>
      <text:p text:style-name="P2"><text:span text:style-name="T1">Vitesse normale. </text:span><text:span text:style-name="T2">La vitesse de déplacement de base des</text:span></text:p>
      <text:p text:style-name="P1">aasimars est de 9 mètres.</text:p>
      <text:p text:style-name="P2"><text:span text:style-name="T1">Langues. </text:span><text:span text:style-name="T2">Les aasimars parlent automatiquement le céleste et</text:span></text:p>
      <text:p text:style-name="P1">le commun. S’ils disposent d’une Intelligence élevée, ils peuvent</text:p>
      <text:p text:style-name="P1">choisir des langues supplémentaires parmi les suivantes :</text:p>
      <text:p text:style-name="P1">draconique, elfe, gnome,</text:p>
      <text:p text:style-name="P5">halfelin, nain, sylvestre.</text:p>
      <text:p text:style-name="P5"/>
      <text:p text:style-name="P12"><text:soft-page-break/>Les aasimars en tant que PJ</text:p>
      <text:p text:style-name="P1">Les aasimars ne possèdent pas de dés de vie raciaux et progressent en</text:p>
      <text:p text:style-name="P1">acquérant des niveaux de classes. Leurs traits raciaux sont les suivants.</text:p>
      <text:p text:style-name="P2"><text:span text:style-name="T1">+2 Charisme, +2 Sagesse. </text:span><text:span text:style-name="T2">Les aasimars sont dotés d’une</text:span></text:p>
      <text:p text:style-name="P1">intuition puissante, d’une confiance en soi importante et d’une</text:p>
      <text:p text:style-name="P1">personnalité attrayante.</text:p>
      <text:p text:style-name="P2"><text:span text:style-name="T1">Compétents. </text:span><text:span text:style-name="T2">Les aasimars reçoivent un bonus racial de +2 à</text:span></text:p>
      <text:p text:style-name="P1">leurs tests de Diplomatie et de Perception.</text:p>
      <text:p text:style-name="P2"><text:span text:style-name="T1">Pouvoir magique. </text:span><text:span text:style-name="T2">Les aasimars peuvent utiliser </text:span><text:span text:style-name="T3">lumière du jour</text:span></text:p>
      <text:p text:style-name="P1">une fois par jour comme un pouvoir magique dont le NLS est égal</text:p>
      <text:p text:style-name="P1">à leur niveau de classe.</text:p>
      <text:p text:style-name="P2"><text:span text:style-name="T1">Résistance céleste. </text:span><text:span text:style-name="T2">Les aasimars bénéficient de résistances à</text:span></text:p>
      <text:p text:style-name="P1">l’acide, à l’électricité et au froid de 5 points chacune.</text:p>
      <text:p text:style-name="P2"><text:span text:style-name="T1">Vision dans le noir. </text:span><text:span text:style-name="T2">Les aasimars peuvent voir dans le noir</text:span></text:p>
      <text:p text:style-name="P1">jusqu’à 18 mètres.</text:p>
      <text:p text:style-name="P2"><text:span text:style-name="T1">Vitesse normale. </text:span><text:span text:style-name="T2">La vitesse de déplacement de base des</text:span></text:p>
      <text:p text:style-name="P1">aasimars est de 9 mètres.</text:p>
      <text:p text:style-name="P2"><text:span text:style-name="T1">Langues. </text:span><text:span text:style-name="T2">Les aasimars parlent automatiquement le céleste et</text:span></text:p>
      <text:p text:style-name="P1">le commun. S’ils disposent d’une Intelligence élevée, ils peuvent</text:p>
      <text:p text:style-name="P1">choisir des langues supplémentaires parmi les suivantes :</text:p>
      <text:p text:style-name="P1">draconique, elfe, gnome,</text:p>
      <text:p text:style-name="P5">halfelin, nain, sylvestre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/>
      <text:p text:style-name="P5"/>
      <text:p text:style-name="P16">Les aasimars en tant que PJ</text:p>
      <text:p text:style-name="P1">Les aasimars ne possèdent pas de dés de vie raciaux et progressent en</text:p>
      <text:p text:style-name="P1">acquérant des niveaux de classes. Leurs traits raciaux sont les suivants.</text:p>
      <text:p text:style-name="P2"><text:span text:style-name="T1">+2 Charisme, +2 Sagesse. </text:span><text:span text:style-name="T2">Les aasimars sont dotés d’une</text:span></text:p>
      <text:p text:style-name="P1">intuition puissante, d’une confiance en soi importante et d’une</text:p>
      <text:p text:style-name="P1">personnalité attrayante.</text:p>
      <text:p text:style-name="P2"><text:span text:style-name="T1">Compétents. </text:span><text:span text:style-name="T2">Les aasimars reçoivent un bonus racial de +2 à</text:span></text:p>
      <text:p text:style-name="P1">leurs tests de Diplomatie et de Perception.</text:p>
      <text:p text:style-name="P2"><text:span text:style-name="T4">Pouvoir magique</text:span><text:span text:style-name="T1">. </text:span><text:span text:style-name="T2">Les aasimars peuvent utiliser </text:span><text:span text:style-name="T3">lumière du jour</text:span></text:p>
      <text:p text:style-name="P1">une fois par jour comme un pouvoir magique dont le NLS est égal</text:p>
      <text:p text:style-name="P1">à leur niveau de classe.</text:p>
      <text:p text:style-name="P2"><text:span text:style-name="T1">Résistance céleste. </text:span><text:span text:style-name="T2">Les aasimars bénéficient de résistances à</text:span></text:p>
      <text:p text:style-name="P1">l’acide, à l’électricité et au froid de 5 points chacune.</text:p>
      <text:p text:style-name="P2"><text:span text:style-name="T1">Vision dans le noir. </text:span><text:span text:style-name="T2">Les aasimars peuvent voir dans le noir</text:span></text:p>
      <text:p text:style-name="P1">jusqu’à 18 mètres.</text:p>
      <text:p text:style-name="P2"><text:span text:style-name="T1">Vitesse normale. </text:span><text:span text:style-name="T2">La vitesse de déplacement de base des</text:span></text:p>
      <text:p text:style-name="P1">aasimars est de 9 mètres.</text:p>
      <text:p text:style-name="P2"><text:span text:style-name="T1">Langues. </text:span><text:span text:style-name="T2">Les aasimars parlent automatiquement le céleste et</text:span></text:p>
      <text:p text:style-name="P1">le commun. S’ils disposent d’une Intelligence élevée, ils peuvent</text:p>
      <text:p text:style-name="P1">choisir des langues supplémentaires parmi les suivantes :</text:p>
      <text:p text:style-name="P1">draconique, elfe, gnome,</text:p>
      <text:p text:style-name="P5">halfelin, nain, sylvestre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8">| ACCUEIL | BESTIAIRE | EDITION DE FICHE | RENCONTRE ALEATOIRE | CONNEXION |</text:p>
      <text:p text:style-name="P17">| Accueil | Bestiaire | Edition de Fiche | Rencontre Aleatoire | Connexion |</text:p>
      <text:p text:style-name="P17"/>
      <text:p text:style-name="P20"/>
      <text:p text:style-name="P10">| ACCUEIL | BESTIAIRE | EDITION DE FICHE | RENCONTRE ALEATOIRE | CONNEXION |</text:p>
      <text:p text:style-name="P10"/>
      <text:p text:style-name="P9">| Accueil | Bestiaire | Edition de Fiche | Rencontre Aleatoire | Connexion |</text:p>
      <text:p text:style-name="P13"/>
      <text:p text:style-name="P13"/>
      <text:p text:style-name="P13">| Accueil | Bestiaire | Edition de Fiche | Rencontre Aleatoire | Connexion |</text:p>
      <text:p text:style-name="P12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ndika" svg:font-family="Andika"/>
    <style:font-face style:name="Archking Free Trial" svg:font-family="'Archking Free Trial'"/>
    <style:font-face style:name="Black_chancery" svg:font-family="Black_chancery"/>
    <style:font-face style:name="JubileeMedium" svg:font-family="JubileeMedium"/>
    <style:font-face style:name="NexusSerif-Bold" svg:font-family="NexusSerif-Bold" style:font-family-generic="roman"/>
    <style:font-face style:name="NexusSerif-Italic" svg:font-family="NexusSerif-Italic" style:font-family-generic="roman"/>
    <style:font-face style:name="NexusSerif-Regular" svg:font-family="NexusSerif-Regular" style:font-family-generic="roman"/>
    <style:font-face style:name="Lucida Sans1" svg:font-family="'Lucida Sans'" style:font-family-generic="swiss"/>
    <style:font-face style:name="Andika Basic" svg:font-family="'Andika Basic'" style:font-pitch="variable"/>
    <style:font-face style:name="BlackChancery" svg:font-family="BlackChancery" style:font-pitch="variable"/>
    <style:font-face style:name="PR Uncial" svg:font-family="'PR Uncial'" style:font-pitch="variable"/>
    <style:font-face style:name="Pieces of Eight" svg:font-family="'Pieces of Eight'" style:font-pitch="variable"/>
    <style:font-face style:name="UnZialish" svg:font-family="UnZialish" style:font-pitch="variable"/>
    <style:font-face style:name="Very Christmess" svg:font-family="'Very Christmess'" style:font-pitch="variable"/>
    <style:font-face style:name="Archking Free Trial1" svg:font-family="'Archking Free Trial'" style:font-family-generic="modern" style:font-pitch="variable"/>
    <style:font-face style:name="Ringbearer" svg:font-family="Ringbeare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0-10T22:22:31.26</meta:creation-date>
    <dc:date>2022-10-10T23:50:30.08</dc:date>
    <meta:editing-duration>PT1H26M49S</meta:editing-duration>
    <meta:editing-cycles>2</meta:editing-cycles>
    <meta:generator>OpenOffice/4.1.13$Win32 OpenOffice.org_project/4113m1$Build-9810</meta:generator>
    <meta:document-statistic meta:table-count="0" meta:image-count="0" meta:object-count="0" meta:page-count="3" meta:paragraph-count="115" meta:word-count="925" meta:character-count="5705"/>
  </office:meta>
</office:document-meta>
</file>